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55.96pt"/>
    </style:style>
    <style:style style:name="co3" style:family="table-column">
      <style:table-column-properties fo:break-before="auto" style:column-width="239.3pt"/>
    </style:style>
    <style:style style:name="co4" style:family="table-column">
      <style:table-column-properties fo:break-before="auto" style:column-width="136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39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B - 3<text:span text:style-name="T1">rd</text:span> Coast Swerve Drive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>
            <text:p>BOM / Bill of Material</text:p>
          </table:table-cell>
          <table:table-cell table:number-columns-repeated="4"/>
          <table:table-cell table:style-name="ce7"/>
          <table:table-cell table:style-name="ce8" office:value-type="string" calcext:value-type="string">
            <text:p>Total Price (one wheel set):</text:p>
          </table:table-cell>
          <table:table-cell table:style-name="ce10" table:formula="of:=SUM([.I8:.I240])" office:value-type="currency" office:currency="USD" office:value="88.705" calcext:value-type="currency">
            <text:p>$88.71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7"/>
          <table:table-cell table:style-name="ce8" office:value-type="string" calcext:value-type="string">
            <text:p>Total Price (eight wheel sets):</text:p>
          </table:table-cell>
          <table:table-cell table:style-name="ce10" table:formula="of:=SUM([.I9:.I241])*8" office:value-type="currency" office:currency="USD" office:value="663.84" calcext:value-type="currency">
            <text:p>$663.84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Item Nu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  <table:table-cell table:style-name="ce2" office:value-type="string" calcext:value-type="string">
            <text:p>Part Num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Price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ddle – 5” Sq Tube x 0.25 Wall x 12” Length</text:p>
          </table:table-cell>
          <table:table-cell office:value-type="string" calcext:value-type="string">
            <text:p>12” makes 8 Saddle Pc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0.125" calcext:value-type="float">
            <text:p>0.125</text:p>
          </table:table-cell>
          <table:table-cell table:style-name="ce9" office:value-type="currency" office:currency="USD" office:value="45.8" calcext:value-type="currency">
            <text:p>$45.80</text:p>
          </table:table-cell>
          <table:table-cell table:style-name="ce9" table:formula="of:=[.H8]*[.G8]" office:value-type="currency" office:currency="USD" office:value="5.725" calcext:value-type="currency">
            <text:p>$5.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vel Gear: 40T 1.25 Mod 0.375 in. Hex, Steel</text:p>
          </table:table-cell>
          <table:table-cell office:value-type="string" calcext:value-type="string">
            <text:p>Main Drive Gear</text:p>
          </table:table-cell>
          <table:table-cell office:value-type="string" calcext:value-type="string">
            <text:p>am-2620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9" table:formula="of:=[.H9]*[.G9]" office:value-type="currency" office:currency="USD" office:value="42" calcext:value-type="currency">
            <text:p>$42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evel Gear: 20T 1.25 Mod 8mm, 2mm Key, Steel</text:p>
          </table:table-cell>
          <table:table-cell office:value-type="string" calcext:value-type="string">
            <text:p>Drives Main Gear</text:p>
          </table:table-cell>
          <table:table-cell office:value-type="string" calcext:value-type="string">
            <text:p>am-262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9" table:formula="of:=[.H10]*[.G10]" office:value-type="currency" office:currency="USD" office:value="29" calcext:value-type="currency">
            <text:p>$29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lson Wheel (2.5" x 1.25", 1/2" Hex bore)</text:p>
          </table:table-cell>
          <table:table-cell table:number-columns-repeated="2"/>
          <table:table-cell office:value-type="string" calcext:value-type="string">
            <text:p>wcproducts.net</text:p>
          </table:table-cell>
          <table:table-cell office:value-type="float" office:value="2" calcext:value-type="float">
            <text:p>2</text:p>
          </table:table-cell>
          <table:table-cell table:style-name="ce9" office:value-type="currency" office:currency="USD" office:value="5.99" calcext:value-type="currency">
            <text:p>$5.99</text:p>
          </table:table-cell>
          <table:table-cell table:style-name="ce9" table:formula="of:=[.H11]*[.G11]" office:value-type="currency" office:currency="USD" office:value="11.98" calcext:value-type="currency">
            <text:p>$11.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58:39.260877576</meta:creation-date>
    <dc:date>2018-10-10T13:58:54.153286956</dc:date>
    <meta:editing-duration>PT2H45M3S</meta:editing-duration>
    <meta:editing-cycles>6</meta:editing-cycles>
    <meta:generator>LibreOffice/5.2.5.1$MacOSX_X86_64 LibreOffice_project/0312e1a284a7d50ca85a365c316c7abbf20a4d22</meta:generator>
    <meta:document-statistic meta:table-count="1" meta:cell-count="43" meta:object-count="0"/>
  </office:meta>
</office:document-meta>
</file>